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340e2d" style:font-style-asian="normal" style:font-style-complex="normal"/>
    </style:style>
    <style:style style:name="P3" style:family="paragraph" style:parent-style-name="Standard">
      <style:text-properties fo:font-style="normal" officeooo:paragraph-rsid="0031e813" style:font-style-asian="normal" style:font-style-complex="normal"/>
    </style:style>
    <style:style style:name="P4" style:family="paragraph" style:parent-style-name="Standard">
      <style:text-properties fo:font-style="normal" officeooo:rsid="00340e2d" officeooo:paragraph-rsid="00340e2d" style:font-style-asian="normal" style:font-style-complex="normal"/>
    </style:style>
    <style:style style:name="P5" style:family="paragraph" style:parent-style-name="Standard">
      <style:text-properties fo:font-style="normal" officeooo:rsid="00344843" style:font-style-asian="normal" style:font-style-complex="normal"/>
    </style:style>
    <style:style style:name="P6" style:family="paragraph" style:parent-style-name="Standard">
      <style:text-properties fo:font-style="normal" officeooo:rsid="00344843" officeooo:paragraph-rsid="00344843" style:font-style-asian="normal" style:font-style-complex="normal"/>
    </style:style>
    <style:style style:name="P7" style:family="paragraph" style:parent-style-name="Standard">
      <style:text-properties fo:font-style="normal" officeooo:rsid="003a25dd" style:font-style-asian="normal" style:font-style-complex="normal"/>
    </style:style>
    <style:style style:name="P8" style:family="paragraph" style:parent-style-name="Standard">
      <style:text-properties fo:font-style="normal" officeooo:rsid="003a25dd" officeooo:paragraph-rsid="003a25dd" style:font-style-asian="normal" style:font-style-complex="normal"/>
    </style:style>
    <style:style style:name="P9" style:family="paragraph" style:parent-style-name="Standard">
      <style:text-properties fo:font-style="normal" officeooo:rsid="003b0441" officeooo:paragraph-rsid="003b0441" style:font-style-asian="normal" style:font-style-complex="normal"/>
    </style:style>
    <style:style style:name="P10" style:family="paragraph" style:parent-style-name="Standard">
      <style:text-properties fo:font-style="normal" style:text-underline-style="none" style:font-style-asian="normal" style:font-style-complex="normal"/>
    </style:style>
    <style:style style:name="P11" style:family="paragraph" style:parent-style-name="Standard">
      <style:text-properties style:font-name="Courier New" fo:font-size="11pt" fo:font-style="normal" style:font-size-asian="11pt" style:font-style-asian="normal" style:font-size-complex="11pt" style:font-style-complex="normal"/>
    </style:style>
    <style:style style:name="P12" style:family="paragraph" style:parent-style-name="Standard">
      <style:text-properties officeooo:paragraph-rsid="0031e813"/>
    </style:style>
    <style:style style:name="P13" style:family="paragraph" style:parent-style-name="Standard">
      <style:text-properties fo:font-size="11pt" fo:font-style="normal" style:font-size-asian="11pt" style:font-style-asian="normal" style:font-size-complex="11pt" style:font-style-complex="normal"/>
    </style:style>
    <style:style style:name="P14" style:family="paragraph" style:parent-style-name="Standard">
      <style:text-properties fo:font-size="10pt" officeooo:paragraph-rsid="001f7491" style:font-size-asian="10pt" style:font-size-complex="10pt"/>
    </style:style>
    <style:style style:name="P15" style:family="paragraph" style:parent-style-name="Standard">
      <style:text-properties officeooo:paragraph-rsid="00351fd3"/>
    </style:style>
    <style:style style:name="P16" style:family="paragraph" style:parent-style-name="Standard">
      <style:text-properties style:font-name="Courier 10 Pitch" fo:font-size="11pt" fo:font-style="normal" style:font-size-asian="11pt" style:font-style-asian="normal" style:font-size-complex="11pt" style:font-style-complex="normal"/>
    </style:style>
    <style:style style:name="P17" style:family="paragraph" style:parent-style-name="Standard">
      <style:text-properties style:font-name="Courier 10 Pitch" fo:font-size="11pt" fo:font-style="normal" officeooo:paragraph-rsid="0031e813" style:font-size-asian="11pt" style:font-style-asian="normal" style:font-size-complex="11pt" style:font-style-complex="normal"/>
    </style:style>
    <style:style style:name="P18" style:family="paragraph" style:parent-style-name="Standard">
      <style:text-properties style:font-name="Courier 10 Pitch" fo:font-size="11pt" fo:font-style="normal" officeooo:paragraph-rsid="00351fd3" style:font-size-asian="11pt" style:font-style-asian="normal" style:font-size-complex="11pt" style:font-style-complex="normal"/>
    </style:style>
    <style:style style:name="P19" style:family="paragraph" style:parent-style-name="Standard">
      <style:text-properties fo:font-size="12pt" officeooo:rsid="001f7491" officeooo:paragraph-rsid="001f7491" style:font-size-asian="10.5pt" style:font-size-complex="12pt"/>
    </style:style>
    <style:style style:name="P20" style:family="paragraph" style:parent-style-name="Standard">
      <style:text-properties officeooo:rsid="00351fd3" officeooo:paragraph-rsid="00351fd3"/>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a25dd" officeooo:paragraph-rsid="003a25dd" style:font-style-asian="normal" style:font-style-complex="normal"/>
    </style:style>
    <style:style style:name="P23" style:family="paragraph" style:parent-style-name="Text_20_body">
      <style:text-properties officeooo:paragraph-rsid="003913ff"/>
    </style:style>
    <style:style style:name="P24" style:family="paragraph" style:parent-style-name="Text_20_body">
      <style:text-properties officeooo:rsid="002dcd60" officeooo:paragraph-rsid="002dcd60"/>
    </style:style>
    <style:style style:name="P25" style:family="paragraph" style:parent-style-name="Contents_20_4">
      <style:paragraph-properties>
        <style:tab-stops>
          <style:tab-stop style:position="6.3354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Heading_20_3">
      <style:text-properties officeooo:paragraph-rsid="0031e813"/>
    </style:style>
    <style:style style:name="P30" style:family="paragraph" style:parent-style-name="Heading_20_4">
      <style:text-properties fo:font-style="normal" officeooo:rsid="003a25dd" officeooo:paragraph-rsid="003a25dd" style:font-style-asian="normal" style:font-style-complex="normal"/>
    </style:style>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text-properties officeooo:rsid="003913ff"/>
    </style:style>
    <style:style style:name="P35" style:family="paragraph" style:parent-style-name="Heading_20_1">
      <style:paragraph-properties fo:break-before="page"/>
      <style:text-properties officeooo:paragraph-rsid="0026306d"/>
    </style:style>
    <style:style style:name="P36" style:family="paragraph" style:parent-style-name="Heading_20_2" style:list-style-name=""/>
    <style:style style:name="P37" style:family="paragraph" style:parent-style-name="Heading_20_2">
      <style:text-properties officeooo:rsid="00303ecf" officeooo:paragraph-rsid="00303ecf"/>
    </style:style>
    <style:style style:name="P38" style:family="paragraph" style:parent-style-name="Heading_20_2">
      <style:paragraph-properties fo:break-before="page"/>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text-properties fo:font-style="normal" style:font-style-asian="normal" style:font-style-complex="normal"/>
    </style:style>
    <style:style style:name="P43" style:family="paragraph" style:parent-style-name="Standard" style:list-style-name="L4">
      <style:text-properties fo:font-style="normal" officeooo:paragraph-rsid="002b101c" style:font-style-asian="normal" style:font-style-complex="normal"/>
    </style:style>
    <style:style style:name="P44" style:family="paragraph" style:parent-style-name="Standard" style:list-style-name="L10">
      <style:text-properties fo:font-style="normal" style:font-style-asian="normal" style:font-style-complex="normal"/>
    </style:style>
    <style:style style:name="P45" style:family="paragraph" style:parent-style-name="Standard" style:list-style-name="L10">
      <style:text-properties fo:font-style="normal" officeooo:paragraph-rsid="003ae62a" style:font-style-asian="normal" style:font-style-complex="normal"/>
    </style:style>
    <style:style style:name="P46" style:family="paragraph" style:parent-style-name="Standard" style:list-style-name="L10">
      <style:text-properties fo:font-style="normal" officeooo:paragraph-rsid="002dcd60" style:font-style-asian="normal" style:font-style-complex="normal"/>
    </style:style>
    <style:style style:name="P47" style:family="paragraph" style:parent-style-name="Standard" style:list-style-name="L10">
      <style:text-properties fo:font-style="normal" officeooo:paragraph-rsid="00340e2d" style:font-style-asian="normal" style:font-style-complex="normal"/>
    </style:style>
    <style:style style:name="P48" style:family="paragraph" style:parent-style-name="Standard" style:list-style-name="L15">
      <style:text-properties fo:font-style="normal" officeooo:rsid="002dcd60" officeooo:paragraph-rsid="003b0441" style:font-style-asian="normal" style:font-style-complex="normal"/>
    </style:style>
    <style:style style:name="P49" style:family="paragraph" style:parent-style-name="Standard" style:list-style-name="L8">
      <style:text-properties fo:font-style="normal" officeooo:rsid="003a25dd" officeooo:paragraph-rsid="003a25dd" style:font-style-asian="normal" style:font-style-complex="normal"/>
    </style:style>
    <style:style style:name="P50" style:family="paragraph" style:parent-style-name="Standard" style:list-style-name="L16">
      <style:text-properties fo:font-style="normal" officeooo:rsid="003a25dd" style:font-style-asian="normal" style:font-style-complex="normal"/>
    </style:style>
    <style:style style:name="P51" style:family="paragraph" style:parent-style-name="Standard" style:list-style-name="L16">
      <style:text-properties fo:font-style="normal" officeooo:rsid="003ae62a" officeooo:paragraph-rsid="003ae62a" style:font-style-asian="normal" style:font-style-complex="normal"/>
    </style:style>
    <style:style style:name="P52" style:family="paragraph" style:parent-style-name="Standard" style:list-style-name="L10">
      <style:text-properties fo:font-style="normal" fo:font-weight="normal" style:font-style-asian="normal" style:font-weight-asian="normal" style:font-style-complex="normal" style:font-weight-complex="normal"/>
    </style:style>
    <style:style style:name="P53" style:family="paragraph" style:parent-style-name="Standard" style:list-style-name="L5"/>
    <style:style style:name="P54" style:family="paragraph" style:parent-style-name="Standard" style:list-style-name="L6"/>
    <style:style style:name="P55" style:family="paragraph" style:parent-style-name="Standard" style:list-style-name="L7"/>
    <style:style style:name="P56" style:family="paragraph" style:parent-style-name="Standard" style:list-style-name="L8"/>
    <style:style style:name="P57" style:family="paragraph" style:parent-style-name="Standard" style:list-style-name="L8">
      <style:text-properties officeooo:paragraph-rsid="00344843"/>
    </style:style>
    <style:style style:name="P58" style:family="paragraph" style:parent-style-name="Standard" style:list-style-name="L8">
      <style:text-properties officeooo:paragraph-rsid="003913ff"/>
    </style:style>
    <style:style style:name="P59" style:family="paragraph" style:parent-style-name="Standard" style:list-style-name="L9"/>
    <style:style style:name="P60" style:family="paragraph" style:parent-style-name="Standard" style:list-style-name="L10"/>
    <style:style style:name="P61" style:family="paragraph" style:parent-style-name="Standard" style:list-style-name="L10">
      <style:text-properties officeooo:paragraph-rsid="002dcd60"/>
    </style:style>
    <style:style style:name="P62" style:family="paragraph" style:parent-style-name="Standard" style:list-style-name="L11"/>
    <style:style style:name="P63" style:family="paragraph" style:parent-style-name="Standard" style:list-style-name="L15">
      <style:text-properties officeooo:paragraph-rsid="003b0441"/>
    </style:style>
    <style:style style:name="P64" style:family="paragraph" style:parent-style-name="Standard">
      <style:text-properties style:font-name="Courier 10 Pitch" fo:font-size="11pt" fo:font-style="normal" officeooo:rsid="00344843" officeooo:paragraph-rsid="00344843" style:font-size-asian="11pt" style:font-style-asian="normal" style:font-size-complex="11pt" style:font-style-complex="normal"/>
    </style:style>
    <style:style style:name="P65" style:family="paragraph" style:parent-style-name="Standard" style:list-style-name="L16"/>
    <style:style style:name="P66" style:family="paragraph" style:parent-style-name="Standard" style:list-style-name="L16">
      <style:text-properties officeooo:paragraph-rsid="003ae62a"/>
    </style:style>
    <style:style style:name="T1" style:family="text">
      <style:text-properties officeooo:rsid="000f8854"/>
    </style:style>
    <style:style style:name="T2" style:family="text">
      <style:text-properties officeooo:rsid="001541ee"/>
    </style:style>
    <style:style style:name="T3" style:family="text">
      <style:text-properties fo:font-style="italic" style:font-style-asian="italic" style:font-style-complex="italic"/>
    </style:style>
    <style:style style:name="T4" style:family="text">
      <style:text-properties fo:font-style="italic" officeooo:rsid="000f8854" style:font-style-asian="italic" style:font-style-complex="italic"/>
    </style:style>
    <style:style style:name="T5" style:family="text">
      <style:text-properties fo:font-style="italic" officeooo:rsid="001541ee" style:font-style-asian="italic" style:font-style-complex="italic"/>
    </style:style>
    <style:style style:name="T6" style:family="text">
      <style:text-properties fo:font-style="italic" officeooo:rsid="001f7491" style:font-style-asian="italic" style:font-style-complex="italic"/>
    </style:style>
    <style:style style:name="T7" style:family="text">
      <style:text-properties fo:font-style="italic" officeooo:rsid="002b101c" style:font-style-asian="italic" style:font-style-complex="italic"/>
    </style:style>
    <style:style style:name="T8" style:family="text">
      <style:text-properties fo:font-style="italic" officeooo:rsid="002c3794" style:font-style-asian="italic" style:font-style-complex="italic"/>
    </style:style>
    <style:style style:name="T9" style:family="text">
      <style:text-properties fo:font-style="italic" officeooo:rsid="002d6b50" style:font-style-asian="italic" style:font-style-complex="italic"/>
    </style:style>
    <style:style style:name="T10" style:family="text">
      <style:text-properties fo:font-style="italic" officeooo:rsid="002dcd60" style:font-style-asian="italic" style:font-style-complex="italic"/>
    </style:style>
    <style:style style:name="T11" style:family="text">
      <style:text-properties fo:font-style="italic" officeooo:rsid="0033938f" style:font-style-asian="italic" style:font-style-complex="italic"/>
    </style:style>
    <style:style style:name="T12" style:family="text">
      <style:text-properties fo:font-style="italic" officeooo:rsid="00340e2d" style:font-style-asian="italic" style:font-style-complex="italic"/>
    </style:style>
    <style:style style:name="T13" style:family="text">
      <style:text-properties fo:font-style="italic" officeooo:rsid="00344843" style:font-style-asian="italic" style:font-style-complex="italic"/>
    </style:style>
    <style:style style:name="T14" style:family="text">
      <style:text-properties fo:font-style="italic" officeooo:rsid="003913ff" style:font-style-asian="italic" style:font-style-complex="italic"/>
    </style:style>
    <style:style style:name="T15" style:family="text">
      <style:text-properties fo:font-style="italic" officeooo:rsid="003a25dd" style:font-style-asian="italic" style:font-style-complex="italic"/>
    </style:style>
    <style:style style:name="T16" style:family="text">
      <style:text-properties fo:font-style="italic" officeooo:rsid="003ae62a" style:font-style-asian="italic" style:font-style-complex="italic"/>
    </style:style>
    <style:style style:name="T17" style:family="text">
      <style:text-properties fo:font-style="italic" officeooo:rsid="003b0441" style:font-style-asian="italic" style:font-style-complex="italic"/>
    </style:style>
    <style:style style:name="T18" style:family="text">
      <style:text-properties fo:font-style="italic" officeooo:rsid="0041054f"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1396b9" style:font-style-asian="normal" style:font-style-complex="normal"/>
    </style:style>
    <style:style style:name="T23" style:family="text">
      <style:text-properties fo:font-style="normal" officeooo:rsid="00224adc" style:font-style-asian="normal" style:font-style-complex="normal"/>
    </style:style>
    <style:style style:name="T24" style:family="text">
      <style:text-properties fo:font-style="normal" officeooo:rsid="002dcd60" style:font-style-asian="normal" style:font-style-complex="normal"/>
    </style:style>
    <style:style style:name="T25" style:family="text">
      <style:text-properties fo:font-style="normal" officeooo:rsid="0032c189" style:font-style-asian="normal" style:font-style-complex="normal"/>
    </style:style>
    <style:style style:name="T26" style:family="text">
      <style:text-properties fo:font-style="normal" officeooo:rsid="00340e2d" style:font-style-asian="normal" style:font-style-complex="normal"/>
    </style:style>
    <style:style style:name="T27" style:family="text">
      <style:text-properties fo:font-style="normal" officeooo:rsid="00344843" style:font-style-asian="normal" style:font-style-complex="normal"/>
    </style:style>
    <style:style style:name="T28" style:family="text">
      <style:text-properties fo:font-style="normal" officeooo:rsid="00351fd3" style:font-style-asian="normal" style:font-style-complex="normal"/>
    </style:style>
    <style:style style:name="T29" style:family="text">
      <style:text-properties fo:font-style="normal" officeooo:rsid="003913ff" style:font-style-asian="normal" style:font-style-complex="normal"/>
    </style:style>
    <style:style style:name="T30" style:family="text">
      <style:text-properties fo:font-style="normal" officeooo:rsid="003a25dd" style:font-style-asian="normal" style:font-style-complex="normal"/>
    </style:style>
    <style:style style:name="T31" style:family="text">
      <style:text-properties fo:font-style="normal" officeooo:rsid="003ae62a" style:font-style-asian="normal" style:font-style-complex="normal"/>
    </style:style>
    <style:style style:name="T32" style:family="text">
      <style:text-properties fo:font-style="normal" officeooo:rsid="00400633" style:font-style-asian="normal" style:font-style-complex="normal"/>
    </style:style>
    <style:style style:name="T33" style:family="text">
      <style:text-properties fo:font-style="normal" style:text-underline-style="none" officeooo:rsid="001f7491" style:font-style-asian="normal" style:font-style-complex="normal"/>
    </style:style>
    <style:style style:name="T34" style:family="text">
      <style:text-properties fo:font-style="normal" style:text-underline-style="solid" style:text-underline-width="auto" style:text-underline-color="font-color" fo:font-weight="bold" officeooo:rsid="001f7491" style:font-style-asian="normal" style:font-weight-asian="bold" style:font-style-complex="normal" style:font-weight-complex="bold"/>
    </style:style>
    <style:style style:name="T35" style:family="text">
      <style:text-properties style:font-name="Courier New" fo:font-size="11pt" style:font-size-asian="11pt" style:font-size-complex="11pt"/>
    </style:style>
    <style:style style:name="T36" style:family="text">
      <style:text-properties style:font-name="Courier New" fo:font-size="11pt" officeooo:rsid="0041054f" style:font-size-asian="11pt" style:font-size-complex="11pt"/>
    </style:style>
    <style:style style:name="T37" style:family="text">
      <style:text-properties style:text-underline-style="none"/>
    </style:style>
    <style:style style:name="T38" style:family="text">
      <style:text-properties fo:font-weight="bold"/>
    </style:style>
    <style:style style:name="T39" style:family="text">
      <style:text-properties fo:font-weight="normal" style:font-weight-asian="normal" style:font-weight-complex="normal"/>
    </style:style>
    <style:style style:name="T40" style:family="text">
      <style:text-properties officeooo:rsid="001ca393"/>
    </style:style>
    <style:style style:name="T41" style:family="text">
      <style:text-properties officeooo:rsid="001f7491"/>
    </style:style>
    <style:style style:name="T42" style:family="text">
      <style:text-properties officeooo:rsid="0024f136"/>
    </style:style>
    <style:style style:name="T43" style:family="text">
      <style:text-properties officeooo:rsid="002b101c"/>
    </style:style>
    <style:style style:name="T44" style:family="text">
      <style:text-properties officeooo:rsid="002c3794"/>
    </style:style>
    <style:style style:name="T45" style:family="text">
      <style:text-properties officeooo:rsid="002d6b50"/>
    </style:style>
    <style:style style:name="T46" style:family="text">
      <style:text-properties officeooo:rsid="002dcd60"/>
    </style:style>
    <style:style style:name="T47" style:family="text">
      <style:text-properties officeooo:rsid="0030ea28"/>
    </style:style>
    <style:style style:name="T48" style:family="text">
      <style:text-properties officeooo:rsid="0033938f"/>
    </style:style>
    <style:style style:name="T49" style:family="text">
      <style:text-properties officeooo:rsid="00340e2d"/>
    </style:style>
    <style:style style:name="T50" style:family="text">
      <style:text-properties officeooo:rsid="00344843"/>
    </style:style>
    <style:style style:name="T51" style:family="text">
      <style:text-properties officeooo:rsid="00351fd3"/>
    </style:style>
    <style:style style:name="T52" style:family="text">
      <style:text-properties officeooo:rsid="00379895"/>
    </style:style>
    <style:style style:name="T53" style:family="text">
      <style:text-properties officeooo:rsid="003913ff"/>
    </style:style>
    <style:style style:name="T54" style:family="text">
      <style:text-properties officeooo:rsid="003a25dd"/>
    </style:style>
    <style:style style:name="T55" style:family="text">
      <style:text-properties style:font-name="Courier 10 Pitch" fo:font-size="11pt" fo:font-style="normal" officeooo:rsid="003a25dd" style:font-size-asian="11pt" style:font-style-asian="normal" style:font-size-complex="11pt" style:font-style-complex="normal"/>
    </style:style>
    <style:style style:name="T56" style:family="text">
      <style:text-properties style:font-name="Courier 10 Pitch" fo:font-size="11pt" fo:font-style="normal" officeooo:rsid="003ae62a" style:font-size-asian="11pt" style:font-style-asian="normal" style:font-size-complex="11pt" style:font-style-complex="normal"/>
    </style:style>
    <style:style style:name="T57" style:family="text">
      <style:text-properties fo:font-size="6pt" fo:font-weight="bold" style:font-size-asian="6pt" style:font-size-complex="6pt"/>
    </style:style>
    <style:style style:name="T58" style:family="text">
      <style:text-properties fo:font-size="6pt" fo:font-weight="normal" style:font-size-asian="6pt" style:font-weight-asian="normal" style:font-size-complex="6pt" style:font-weight-complex="normal"/>
    </style:style>
    <style:style style:name="T59" style:family="text">
      <style:text-properties officeooo:rsid="003b0441"/>
    </style:style>
    <style:style style:name="T60" style:family="text">
      <style:text-properties officeooo:rsid="003df486"/>
    </style:style>
    <style:style style:name="T61" style:family="text">
      <style:text-properties officeooo:rsid="003ef23e"/>
    </style:style>
    <style:style style:name="T62" style:family="text">
      <style:text-properties officeooo:rsid="0041054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1 Introduction<text:tab/>1</text:p>
          <text:p text:style-name="P26">2 Setup and Configuration<text:tab/>1</text:p>
          <text:p text:style-name="P27">2.1 Installation<text:tab/>1</text:p>
          <text:p text:style-name="P27">2.2 JBoss Developer Studio 5 Configuration<text:tab/>3</text:p>
          <text:p text:style-name="P27">2.3 Configure and start the JBoss Enterprise SOA Platform<text:tab/>4</text:p>
          <text:p text:style-name="P27">2.4 Importing Rule Repository<text:tab/>4</text:p>
          <text:p text:style-name="P27">2.5 Deploying Demo Artifacts<text:tab/>4</text:p>
          <text:p text:style-name="P26">3 Running the Demo<text:tab/>5</text:p>
          <text:p text:style-name="P27">3.1 BPEL based demo<text:tab/>5</text:p>
          <text:p text:style-name="P28">3.1.1 Endpoint Addresses<text:tab/>5</text:p>
          <text:p text:style-name="P28">3.1.2 Making the demo have different behavior<text:tab/>5</text:p>
          <text:p text:style-name="P27">3.2 BPM based demo<text:tab/>6</text:p>
          <text:p text:style-name="P28">3.2.1 Running the BPMN demo from Business Central<text:tab/>6</text:p>
          <text:p text:style-name="P28">3.2.2 Running the BPMN demo from JBDS<text:tab/>6</text:p>
          <text:p text:style-name="P25"><text:s/>Run the process as a Java application<text:tab/>7</text:p>
          <text:p text:style-name="P25"><text:s/>Run the process as a JUnit test<text:tab/>7</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text:span text:style-name="T53">bpm-</text:span>demo-<text:span text:style-name="T62">$version</text:span>.zip) to a location of your choosing. <text:s/>Once extracted, you will have the following folder structure:</text:p>
      <text:list xml:id="list10551140461" text:style-name="L1">
        <text:list-item>
          <text:p text:style-name="P39">\homeloan-integration-<text:span text:style-name="T53">bpm-</text:span>demo</text:p>
          <text:list>
            <text:list-item>
              <text:p text:style-name="P39">\installs – Initially empty, but will contain the SOA-P and BRMS platform downloads.</text:p>
            </text:list-item>
            <text:list-item>
              <text:p text:style-name="P39">\projects – The three projects that comprise the demo.</text:p>
            </text:list-item>
            <text:list-item>
              <text:p text:style-name="P39">\support – Additional supporting files used by the demo.</text:p>
            </text:list-item>
            <text:list-item>
              <text:p text:style-name="P39">\target – Will be created by running init.sh. Contains the fully configured SOA-P and BRMS runtime server.</text:p>
            </text:list-item>
            <text:list-item>
              <text:p text:style-name="P39">init.sh – Script to install and configure the run time server environment.</text:p>
            </text:list-item>
            <text:list-item>
              <text:p text:style-name="P39"><text:span text:style-name="T53">mavenize</text:span>.sh – Script to install <text:span text:style-name="T53">Maven dependencies for the BPM project into the local repo, </text:span><text:span text:style-name="T61">this is integrated into the init.sh but left for clarity.</text:span></text:p>
            </text:list-item>
            <text:list-item>
              <text:p text:style-name="P39">Quick Start Guide.odt – This document</text:p>
            </text:list-item>
          </text:list>
        </text:list-item>
      </text:list>
      <text:p text:style-name="Standard"/>
      <text:p text:style-name="Standard">Next, download SOA Platform and BRMS Platform from the Red Hat Customer Portal (<text:a xlink:type="simple" xlink:href="https://access.redhat.com/jbossnetwork">https://access.redhat.com/jbossnetwork</text:a>).</text:p>
      <text:p text:style-name="Standard"/>
      <text:p text:style-name="Standard"><text:soft-page-break/>Download SOA Platform:</text:p>
      <text:list xml:id="list455266804" text:style-name="L2">
        <text:list-item>
          <text:p text:style-name="P40">Under <text:span text:style-name="T3">JBoss Enterprise Platforms</text:span>, select the <text:span text:style-name="T3">SOA Platform</text:span><text:span text:style-name="T21"> product.</text:span></text:p>
        </text:list-item>
        <text:list-item>
          <text:p text:style-name="P40"><text:span text:style-name="T21">Select version </text:span><text:span text:style-name="T3">5.3.0 GA</text:span><text:span text:style-name="T21"> in the </text:span><text:span text:style-name="T3">Version</text:span><text:span text:style-name="T21"> field.</text:span></text:p>
        </text:list-item>
        <text:list-item>
          <text:p text:style-name="P40"><text:span text:style-name="T21">Download </text:span><text:span text:style-name="T3">SOA Platform 5.3.0</text:span></text:p>
        </text:list-item>
      </text:list>
      <text:p text:style-name="P12"/>
      <text:p text:style-name="P3">Download BRMS Platform:</text:p>
      <text:list xml:id="list1258393175" text:style-name="L3">
        <text:list-item>
          <text:p text:style-name="P41">Under <text:span text:style-name="T3">JBoss Enterprise Platforms</text:span>, select the <text:span text:style-name="T3">BRMS Platform</text:span><text:span text:style-name="T21"> product.</text:span></text:p>
        </text:list-item>
        <text:list-item>
          <text:p text:style-name="P41"><text:span text:style-name="T21">Select version </text:span><text:span text:style-name="T3">5.3.</text:span><text:span text:style-name="T18">1</text:span><text:span text:style-name="T21"> in the </text:span><text:span text:style-name="T3">Version</text:span><text:span text:style-name="T21"> field.</text:span></text:p>
        </text:list-item>
        <text:list-item>
          <text:p text:style-name="P41"><text:span text:style-name="T21">Download </text:span><text:span text:style-name="T3">JBoss BRMS 5.3.</text:span><text:span text:style-name="T18">1</text:span><text:span text:style-name="T3"><text:line-break/>(</text:span><text:span text:style-name="T21">Please note that this is the deployable distribution, not the standalone one.)</text:span></text:p>
        </text:list-item>
      </text:list>
      <text:p text:style-name="P1"/>
      <text:p text:style-name="P3">Now copy <text:span text:style-name="T48">these two</text:span> files, <text:span text:style-name="T35">soa-p-5.3.0.GA.zip </text:span>and <text:span text:style-name="T35">brms-p-5.3.</text:span><text:span text:style-name="T36">1</text:span><text:span text:style-name="T35">.GA-deployable.zip</text:span>, to the homeloan-integration-bpm-demo's <text:span text:style-name="T3">installs</text:span> folder. Ensure that these files are executable by running:</text:p>
      <text:p text:style-name="P1"/>
      <text:p text:style-name="P17">$ chmod +x &lt;path-to-project&gt;/installs/soa-p-5.3.0.GA.zip</text:p>
      <text:p text:style-name="P17">$ chmod +x &lt;path-to-project&gt;/installs/brms-p-5.3.<text:span text:style-name="T62">1</text:span>.GA-deployable.zip</text:p>
      <text:p text:style-name="P13"/>
      <text:p text:style-name="P1">Lastly, from the homeloan-demo folder, run the <text:span text:style-name="T3">init.sh</text:span> script:</text:p>
      <text:p text:style-name="P1"/>
      <text:p text:style-name="P16">$ ./init.sh</text:p>
      <text:p text:style-name="P11"/>
      <text:p text:style-name="P1">When the script completes you will have a new folder named <text:span text:style-name="T3">jboss-soa-p-5</text:span>, in the homeloan-integration-bpm-demo's <text:span text:style-name="T3">target</text:span> folder. The <text:span text:style-name="T3">jboss-soa-p-5</text:span> folder is a ready to run SOA Platform 5.<text:span text:style-name="T1">3</text:span> server runtime with <text:span text:style-name="T40">the needed BRMS parts deployed into it and</text:span> the following modifications made:</text:p>
      <text:list xml:id="list321105530" text:style-name="L4">
        <text:list-item>
          <text:p text:style-name="P42">The <text:span text:style-name="T3">admin</text:span> account enabled (password is <text:span text:style-name="T3">admin</text:span>) in the <text:span text:style-name="T3">soa-users.properties</text:span> file in <text:span text:style-name="T3">homeloan-integration-bpm-demo/target/jboss-soa-p-5/jboss-as/server/default/conf/props</text:span></text:p>
        </text:list-item>
        <text:list-item>
          <text:p text:style-name="P43"><text:span text:style-name="T43">This account </text:span><text:span text:style-name="T44">is </text:span><text:span text:style-name="T43">made available for the inserted BRMS applications by inserting the corresponding application policy in the </text:span><text:span text:style-name="T7">login-config.xml</text:span><text:span text:style-name="T43"> file.</text:span></text:p>
        </text:list-item>
        <text:list-item>
          <text:p text:style-name="P42">Registered an additional RiftSaw event listener in the <text:span text:style-name="T3">bpel.properties</text:span> file (see <text:span text:style-name="T3">bpel.event.listeners</text:span>) located in <text:span text:style-name="T3">homeloan-integration-bpm-demo/target/jboss-soa-p-5/jboss-as/server/default/deploy/riftsaw.sar.</text:span></text:p>
        </text:list-item>
        <text:list-item>
          <text:p text:style-name="P42">Copied the custom RiftSaw event listener implementation jar file (<text:span text:style-name="T3">droolsfusion-eventlistener.jar</text:span>) to <text:span text:style-name="T3">homeloan-integration-bpm-demo/target/jboss-soa-p-5/jboss-as/server/default/deploy/riftsaw.sar/lib</text:span>.</text:p>
        </text:list-item>
        <text:list-item>
          <text:p text:style-name="P42">Deployed the <text:span text:style-name="T3">jboss-brms.war</text:span> (Business Rule Manager/Guvnor)<text:span text:style-name="T37"> to </text:span><text:span text:style-name="T19">homeloan-integration-bpm-demo/target/jboss-soa-p-5/jboss-as/server/default/deploy</text:span><text:span text:style-name="T37">. This eliminates the need to have two separate servers running.</text:span></text:p>
        </text:list-item>
      </text:list>
      <text:p text:style-name="P10"/>
      <text:p text:style-name="P14"><text:span text:style-name="T34">Caveat</text:span><text:span text:style-name="T33">: the script creates an </text:span><text:span text:style-name="T3">inboundLoanApplications</text:span> <text:span text:style-name="T41">directory inside the </text:span><text:span text:style-name="T6">/tmp</text:span><text:span text:style-name="T41"> directory. When your machine reboots, the latter is cleared. So before you try to start an existing server as prepared during this setup after a reboot, be sure to manually recreate that directory. Failing to do so will cause a deployment error for “homeloan-origination-esb.esb”.</text:span></text:p>
      <text:p text:style-name="P19"/>
      <text:h text:style-name="P36" text:outline-level="2"/>
      <text:h text:style-name="P38" text:outline-level="2">JBoss Developer Studio <text:span text:style-name="T47">5 </text:span>Configuration</text:h>
      <text:p text:style-name="Text_20_body">In this section, you will configure JBoss Developer Studio. <text:s/>Specifically you will add the SOA Platform 5.3 server runtime environment and then import the three projects that make up the home loan integration demo.</text:p>
      <text:p text:style-name="Text_20_body">Important: It is assumed that you already have JBoss Developer Studio installed. This demo has been tested with JBoss Developer Studio 5.<text:span text:style-name="T1">0.</text:span><text:span text:style-name="T53">x</text:span><text:span text:style-name="T1">.GA</text:span>.</text:p>
      <text:p text:style-name="Text_20_body">Launch <text:s/>JBoss Developer Studio</text:p>
      <text:list xml:id="list1267690407" text:style-name="L5">
        <text:list-item>
          <text:p text:style-name="P53">Either select or switch to a new workspace by pointing to the <text:span text:style-name="T3">homeloan-integration-bpm-demo</text:span><text:span text:style-name="T3">/projects</text:span><text:span text:style-name="T21"> folder.</text:span></text:p>
        </text:list-item>
        <text:list-item>
          <text:p text:style-name="P53">If the Welcome to JBoss Developer Studio screen appears, dismiss it by click the Workbench arrow in the upper right.</text:p>
        </text:list-item>
      </text:list>
      <text:p text:style-name="P21"/>
      <text:p text:style-name="P21">Install SOA tools for ESB and BRMS</text:p>
      <text:list xml:id="list1960861170" text:style-name="L6">
        <text:list-item>
          <text:p text:style-name="P54"><text:span text:style-name="T1">Open the JBoss Central view (</text:span><text:span text:style-name="T4">Help → JBoss Central</text:span><text:span text:style-name="T1">), open the </text:span><text:span text:style-name="T4">Software/Update</text:span><text:span text:style-name="T1"> tab, check both the </text:span><text:span text:style-name="T4">SOA and Data Services Tooling</text:span><text:span text:style-name="T1"> and </text:span><text:span text:style-name="T4">Business Rules Tooling</text:span><text:span text:style-name="T1"> boxes and hit the Install button at the bottom.</text:span></text:p>
        </text:list-item>
        <text:list-item>
          <text:p text:style-name="P54">Follow the installation dialogue by <text:span text:style-name="T42">selecting all features, </text:span>accepting licenses and approving of warnings. Finally restart JBoss Developer Studio to complete the installation.</text:p>
        </text:list-item>
      </text:list>
      <text:p text:style-name="P21"/>
      <text:p text:style-name="P21">Detect and add a SOA-P 5.3 runtime environment</text:p>
      <text:list xml:id="list1983089936" text:style-name="L7">
        <text:list-item>
          <text:p text:style-name="P55"><text:span text:style-name="T21">Select </text:span><text:span text:style-name="T3">Preferences</text:span><text:span text:style-name="T21"> from the </text:span><text:span text:style-name="T3">Window</text:span><text:span text:style-name="T21"> menu.</text:span></text:p>
        </text:list-item>
        <text:list-item>
          <text:p text:style-name="P55"><text:span text:style-name="T21">In the left hand side, expand </text:span><text:span text:style-name="T3">JBoss Tools</text:span><text:span text:style-name="T21"> and then select </text:span><text:span text:style-name="T3">JBoss Tool Runtime Detection</text:span></text:p>
        </text:list-item>
        <text:list-item>
          <text:p text:style-name="P55"><text:span text:style-name="T21">Select the Add button and navigate to the </text:span><text:span text:style-name="T3">homeloan-integration-bpm-demo/target</text:span><text:span text:style-name="T21"> folder, then select </text:span><text:span text:style-name="T3">OK</text:span><text:span text:style-name="T21">.</text:span></text:p>
        </text:list-item>
        <text:list-item>
          <text:p text:style-name="P55"><text:span text:style-name="T21">The SOA-P 5.3 runtime created earlier should have been found and selected</text:span><text:span text:style-name="T21"> </text:span><text:span text:style-name="T22">(it will say 5.1 unde</text:span><text:span text:style-name="T22">r the version, though</text:span><text:span text:style-name="T22">, </text:span><text:span text:style-name="T23">but that refers to the underlying EAP version</text:span><text:span text:style-name="T22">)</text:span><text:span text:style-name="T21">. <text:s/>If so, select </text:span><text:span text:style-name="T3">OK</text:span><text:span text:style-name="T21">.</text:span></text:p>
        </text:list-item>
        <text:list-item>
          <text:p text:style-name="P55"><text:span text:style-name="T21">Select </text:span><text:span text:style-name="T3">OK</text:span><text:span text:style-name="T21"> again to close the Preferences dialog window.</text:span></text:p>
        </text:list-item>
      </text:list>
      <text:p text:style-name="P21"/>
      <text:p text:style-name="P21">Import Projects</text:p>
      <text:list xml:id="list1919805520" text:style-name="L8">
        <text:list-item>
          <text:p text:style-name="P56"><text:span text:style-name="T21">Select </text:span><text:span text:style-name="T3">Import...</text:span><text:span text:style-name="T21"> from the </text:span><text:span text:style-name="T3">File</text:span><text:span text:style-name="T21"> menu.</text:span></text:p>
        </text:list-item>
        <text:list-item>
          <text:p text:style-name="P56"><text:span text:style-name="T21">Expand the </text:span><text:span text:style-name="T3">General</text:span><text:span text:style-name="T21"> folder, and then select </text:span><text:span text:style-name="T3">Existing Projects into Workspace</text:span></text:p>
        </text:list-item>
        <text:list-item>
          <text:p text:style-name="P56"><text:span text:style-name="T21">Select the </text:span><text:span text:style-name="T3">Browse</text:span><text:span text:style-name="T21"> button to </text:span><text:span text:style-name="T3">Select root directory</text:span><text:span text:style-name="T21">, you should be in the </text:span><text:span text:style-name="T3">homeloan-integration-</text:span><text:span text:style-name="T13">bpm-</text:span><text:span text:style-name="T3">demo</text:span><text:span text:style-name="T21"> folder (if not, then navigate there) and then select </text:span><text:span text:style-name="T3">OK</text:span><text:span text:style-name="T21">.</text:span></text:p>
        </text:list-item>
        <text:list-item>
          <text:p text:style-name="P56"><text:span text:style-name="T21">Make sure the three projects (homeloan-orgination-bpel, homeloan-origination-cep, and homeload-origination-esb) and then select </text:span><text:span text:style-name="T3">Finish</text:span><text:span text:style-name="T21">.</text:span></text:p>
        </text:list-item>
        <text:list-item>
          <text:p text:style-name="P56"><text:span text:style-name="T21">The projects are now imported. Note that you might see the </text:span><text:span text:style-name="T3">Problems</text:span><text:span text:style-name="T21"> view report 4 errors. This is due to bad build path errors on two of the projects (marked with red exclamation points). </text:span></text:p>
        </text:list-item>
        <text:list-item>
          <text:p text:style-name="P56"><text:span text:style-name="T21">Fix errors by right-clicking on </text:span><text:span text:style-name="T3">homeloan-origination-cep</text:span><text:span text:style-name="T21"> project, select </text:span><text:span text:style-name="T3">Properties, </text:span><text:span text:style-name="T21">select </text:span><text:span text:style-name="T3">Java </text:span><text:span text:style-name="T3">Build Path, </text:span><text:span text:style-name="T21">select </text:span><text:span text:style-name="T3">Libraries </text:span><text:span text:style-name="T21">tab, select </text:span><text:span text:style-name="T3">JRE System Library</text:span><text:span text:style-name="T21"> marked with red star, click button </text:span><text:span text:style-name="T3">Edit...</text:span><text:span text:style-name="T21">, pop-up listing of JRE System Library appears, select </text:span><text:span text:style-name="T3">Workspace default JRE</text:span><text:span text:style-name="T21"> button and </text:span><text:span text:style-name="T3">Finish</text:span><text:span text:style-name="T21">. This project will rebuild and be fixed.</text:span></text:p>
        </text:list-item>
        <text:list-item>
          <text:p text:style-name="P56"><text:span text:style-name="T21">Fix errors in </text:span><text:span text:style-name="T3">homeloan-origination-esb</text:span><text:span text:style-name="T21"> project by following same process listed in previous step.</text:span></text:p>
        </text:list-item>
      </text:list>
      <text:h text:style-name="Heading_20_2" text:outline-level="2"><text:soft-page-break/><text:span text:style-name="T8">Configure and s</text:span><text:span text:style-name="T3">tart the JBoss Enterprise SOA Platform</text:span></text:h>
      <text:p text:style-name="P21">In this section, you will start the server from within JBoss Developer Studio, <text:span text:style-name="T44">but before that you will make sure that the server will get enough memory for the additional BRMS functionality</text:span>.</text:p>
      <text:list xml:id="list1303031073" text:style-name="L9">
        <text:list-item>
          <text:p text:style-name="P59">S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59">You should see the <text:span text:style-name="T3">jboss-soa-p</text:span> server you created in section 2.2.</text:p>
        </text:list-item>
        <text:list-item>
          <text:p text:style-name="P59"><text:span text:style-name="T44">Double click on </text:span><text:span text:style-name="T8">jboss-soa-p</text:span><text:span text:style-name="T44"> to open the server's overview page. Under </text:span><text:span text:style-name="T8">General Information</text:span><text:span text:style-name="T44">, </text:span><text:span text:style-name="T44">click the link </text:span><text:span text:style-name="T8">Open launch configuration</text:span><text:span text:style-name="T44">.</text:span></text:p>
        </text:list-item>
        <text:list-item>
          <text:p text:style-name="P59"><text:span text:style-name="T44">Change the VM arguments from '</text:span><text:span text:style-name="T8">-Xms256m -Xmx768m</text:span><text:span text:style-name="T44">' to '</text:span><text:span text:style-name="T8">-Xms1303m -Xmx1303m</text:span><text:span text:style-name="T44">' (leave the rest of the parameters as they are), </text:span><text:span text:style-name="T45">and close the pop-up with the </text:span><text:span text:style-name="T9">OK</text:span><text:span text:style-name="T45"> button</text:span><text:span text:style-name="T44">. </text:span><text:span text:style-name="T45">You can also close the overview page now.</text:span></text:p>
        </text:list-item>
        <text:list-item>
          <text:p text:style-name="P59">Right click on <text:span text:style-name="T3">jboss-soa-p</text:span> and select Start from the pop-up menu. In a few m<text:span text:style-name="T45">inutes</text:span> your JBoss Enterprise SOA Platform <text:span text:style-name="T45">with BRMS </text:span>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1078464413" text:style-name="L10">
        <text:list-item>
          <text:p text:style-name="P60">Open up your Web browser of choice and navigate to <text:a xlink:type="simple" xlink:href="http://localhost:8080/jboss-brms/"><text:span text:style-name="T3">http://localhost:8080/jboss-brms/</text:span></text:a>.</text:p>
        </text:list-item>
        <text:list-item>
          <text:p text:style-name="P44">Use the default credentials of <text:span text:style-name="T3">admin</text:span>/<text:span text:style-name="T3">admin</text:span>.</text:p>
        </text:list-item>
        <text:list-item>
          <text:p text:style-name="P45">Upon logging in, you will see the following prompt<text:span text:style-name="T38">:<text:line-break/></text:span><text:span text:style-name="T57"><text:line-break/></text:span><text:span text:style-name="T38">This looks like a brand new repository.</text:span></text:p>
          <text:p text:style-name="P44"><text:span text:style-name="T38">Would you like to install a sample repository?<text:line-break/></text:span><text:span text:style-name="T58"><text:line-break/></text:span><text:span text:style-name="T39">Important: Please be sure to select </text:span><text:span text:style-name="T20">No thanks.</text:span></text:p>
        </text:list-item>
        <text:list-item>
          <text:p text:style-name="P52">Select the <text:span text:style-name="T3">Administration</text:span> section on the left hand side.</text:p>
        </text:list-item>
        <text:list-item>
          <text:p text:style-name="P52">From the <text:span text:style-name="T3">Administration</text:span> list select <text:span text:style-name="T3">Import Export</text:span>. This will open the <text:span text:style-name="T3">Import Export</text:span> window.</text:p>
        </text:list-item>
        <text:list-item>
          <text:p text:style-name="P52">Now select <text:span text:style-name="T3">Browse... </text:span><text:span text:style-name="T2">(or </text:span><text:span text:style-name="T5">Choose File</text:span><text:span text:style-name="T2">)</text:span> and navigate to <text:span text:style-name="T3">homeloan-integration-bpm-demo/support</text:span> folder and select the <text:span text:style-name="T3">repository_export.</text:span><text:span text:style-name="T11">zip</text:span> file.</text:p>
        </text:list-item>
        <text:list-item>
          <text:p text:style-name="P52">Lastly, select the <text:span text:style-name="T3">Import</text:span> button. <text:s/>Select <text:span text:style-name="T3">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2062861219" text:style-name="L11">
        <text:list-item>
          <text:p text:style-name="P62"><text:span text:style-name="T2">In JBoss Developer Studio, s</text:span>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62"><text:span text:style-name="T21">Right click on </text:span><text:span text:style-name="T3">jboss-soa-p</text:span><text:span text:style-name="T21"> and select </text:span><text:span text:style-name="T3">Add and Remove...</text:span><text:span text:style-name="T21"> from the pop-up menu. <text:s/>This will open </text:span><text:span text:style-name="T21">the </text:span><text:span text:style-name="T3">Add and Remove</text:span><text:span text:style-name="T21"> dialog.</text:span></text:p>
        </text:list-item>
        <text:list-item>
          <text:p text:style-name="P62"><text:span text:style-name="T21">Select the </text:span><text:span text:style-name="T12">homeloan-origination-bpel</text:span><text:span text:style-name="T26"> and </text:span><text:span text:style-name="T12">homeloan-origination-esb</text:span><text:span text:style-name="T26"> projects and click the</text:span><text:span text:style-name="T21"> </text:span><text:span text:style-name="T3">Add &gt;</text:span><text:span text:style-name="T21"> button to add the</text:span><text:span text:style-name="T26">m</text:span><text:span text:style-name="T21"> to the </text:span><text:span text:style-name="T3">Configured</text:span><text:span text:style-name="T21"> section. Should a project not be listed, then just right-click on it and mark it as </text:span><text:span text:style-name="T3">Deployable.</text:span></text:p>
        </text:list-item>
        <text:list-item>
          <text:p text:style-name="P62"><text:span text:style-name="T21">Now select </text:span><text:span text:style-name="T3">Finish</text:span><text:span text:style-name="T21"> to deploy the</text:span><text:span text:style-name="T27">se</text:span><text:span text:style-name="T21"> projects the JBoss Enterprise SOA Platform</text:span></text:p>
        </text:list-item>
      </text:list>
      <text:p text:style-name="P21"/>
      <text:p text:style-name="P21">That is it!! <text:s/>You have successfully installed and configured the Home Loan Integration demo application.</text:p>
      <text:h text:style-name="P35" text:outline-level="1">Running the Demo</text:h>
      <text:h text:style-name="P37" text:outline-level="2">BPEL based demo</text:h>
      <text:h text:style-name="Heading_20_3" text:outline-level="3">Endpoint Addresses</text:h>
      <text:p text:style-name="Text_20_body">When the demo is fully deployed, three Web service endpoints are published. </text:p>
      <text:list xml:id="list458479526" text:style-name="L12">
        <text:list-item>
          <text:p text:style-name="P31"><text:a xlink:type="simple" xlink:href="http://localhost:8080/JBHomeLoans/HomeLoanPreQualification">http://localhost:8080/JBHomeLoans/HomeLoanPreQualification</text:a></text:p>
          <text:list>
            <text:list-item>
              <text:p text:style-name="P31">This endpoint to start a new pre-qualification process via a SOAP Web service and is one of the primary ways to start the demo. <text:s/>There is a sample SOAP message in the <text:span text:style-name="T3">homeloan-origination-esb</text:span><text:span text:style-name="T21"> project. <text:s/>The file is names </text:span><text:span text:style-name="T3">AddApplicationSOAPRequest.xml</text:span><text:span text:style-name="T21"> and is located in the </text:span><text:span text:style-name="T3">esbcontent/resources/sampleMessages</text:span><text:span text:style-name="T21"> folder.</text:span></text:p>
            </text:list-item>
          </text:list>
        </text:list-item>
        <text:list-item>
          <text:p text:style-name="P31"><text:a xlink:type="simple" xlink:href="http://localhost:8080/homeloan-origination-esb/ebws/homeloan-origination-demo/PreQualDecisionService">http://localhost:8080/homeloan-origination-esb/ebws/homeloan-origination-demo/PreQualDecisionService</text:a></text:p>
          <text:list>
            <text:list-item>
              <text:p text:style-name="P31">This endpoint is an ESB Web Service (EBWS) and exposes the BRMS knowledge base as a decision service. <text:s/>It is used by the BPEL process but can be called independently if you are just showing the BRMS capabilities. <text:s/>There is a sample SOAP message in the <text:span text:style-name="T3">homeloan-origination-esb</text:span><text:span text:style-name="T21"> project. <text:s/>The file is names </text:span><text:span text:style-name="T3">PreQualificationDecisionRequest.xml</text:span><text:span text:style-name="T21"> and is located in the </text:span><text:span text:style-name="T3">esbcontent/resources/sampleMessages</text:span><text:span text:style-name="T21"> folder.</text:span></text:p>
            </text:list-item>
          </text:list>
        </text:list-item>
        <text:list-item>
          <text:p text:style-name="P31"><text:a xlink:type="simple" xlink:href="http://localhost:8080/JBHomeLoans/CreditReport">http://localhost:8080/JBHomeLoans/CreditReport</text:a></text:p>
          <text:list>
            <text:list-item>
              <text:p text:style-name="P31">This is another BPEL process, named <text:span text:style-name="T3">CreditReportProcess.bpel</text:span><text:span text:style-name="T21">. <text:s/>It is used by </text:span><text:span text:style-name="T3">HomeLoanPreQualification.bpel</text:span><text:span text:style-name="T21"> to simulate obtaining a credit report from an outside credit agency. <text:s/>There is no reason to call this directly and as such there is no defined sample message for this service.</text:span></text:p>
            </text:list-item>
          </text:list>
        </text:list-item>
      </text:list>
      <text:p text:style-name="Text_20_body">There is also a file-based listener endpoint used to receive new pre-qualification applications via the file system.</text:p>
      <text:list xml:id="list1567520654" text:style-name="L13">
        <text:list-item>
          <text:p text:style-name="P32">/tmp/inboundLoanApplications</text:p>
          <text:list>
            <text:list-item>
              <text:p text:style-name="P32">Saving a file with a <text:span text:style-name="T3">.loan</text:span><text:span text:style-name="T21"> extension to this folder will trigger the ESB listener to start a new loan application process. <text:s/>This is similar to the Web service defined above, but using a file location instead of a URL endpoint. <text:s/>There is a sample SOAP message in the </text:span><text:span text:style-name="T3">homeloan-origination-esb</text:span><text:span text:style-name="T21"> project. <text:s/>The file is names </text:span><text:span text:style-name="T3">AddApplicationFileRequest.xml</text:span><text:span text:style-name="T21"> and is located in the </text:span><text:span text:style-name="T3">esbcontent/resources/sampleMessages</text:span><text:span text:style-name="T21"> folder. Results should be a text file </text:span><text:span text:style-name="T3">PreApprovalResponse.txt</text:span><text:span text:style-name="T21"> with an xml reply filled with results data.</text:span></text:p>
            </text:list-item>
          </text:list>
        </text:list-item>
      </text:list>
      <text:h text:style-name="Heading_20_3" text:outline-level="3">Making the demo have different behavior</text:h>
      <text:p text:style-name="Text_20_body">There are a few pieces of data in the message which cause the demo application to behave differently.</text:p>
      <text:list xml:id="list1063702990" text:style-name="L14">
        <text:list-item>
          <text:p text:style-name="P33">Applicant's Social Security Number.</text:p>
          <text:list>
            <text:list-item>
              <text:p text:style-name="P33">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33"><text:soft-page-break/>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33">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h text:style-name="P37" text:outline-level="2">BPM based demo</text:h>
      <text:h text:style-name="Heading_20_3" text:outline-level="3">Running the BPMN demo from Business Central</text:h>
      <text:p text:style-name="P24">In this section, you will be running the process from Business Central (a.k.a. the jBPM console). <text:span text:style-name="T59">For this to work, we first have to publish the process in Guvnor.</text:span></text:p>
      <text:list xml:id="list928244263" text:style-name="L15">
        <text:list-item>
          <text:p text:style-name="P63">Open up your Web browser of choice and navigate to <text:a xlink:type="simple" xlink:href="http://localhost:8080/jboss-brms/"><text:span text:style-name="T3">http://localhost:8080/jboss-brms/</text:span></text:a>.</text:p>
        </text:list-item>
        <text:list-item>
          <text:p text:style-name="P48"><text:span text:style-name="T59">Use the default credentials of </text:span><text:span text:style-name="T17">admin</text:span><text:span text:style-name="T59">/</text:span><text:span text:style-name="T17">admin</text:span><text:span text:style-name="T59">.</text:span></text:p>
        </text:list-item>
        <text:list-item>
          <text:p text:style-name="P48">Choose <text:span text:style-name="T17">Knowledge Bases</text:span> from the menu on the left <text:span text:style-name="T49">(bottom), </text:span><text:span text:style-name="T59">open the </text:span><text:span text:style-name="T17">Packages</text:span><text:span text:style-name="T49"> </text:span>and select <text:span text:style-name="T17">mortgages</text:span>.</text:p>
        </text:list-item>
        <text:list-item>
          <text:p text:style-name="P48"><text:span text:style-name="T59">Select the </text:span><text:span text:style-name="T17">Edit</text:span><text:span text:style-name="T59"> tab, validate the configuration and build the package.</text:span></text:p>
        </text:list-item>
      </text:list>
      <text:p text:style-name="P9">Now the process and its dependencies are available to the jBPM console.</text:p>
      <text:p text:style-name="P9"/>
      <text:list xml:id="list1899198920" text:continue-list="list1078464413" text:style-name="L10">
        <text:list-item text:start-value="1">
          <text:p text:style-name="P61"><text:span text:style-name="T59">In the</text:span> Web browser, navigate to <text:a xlink:type="simple" xlink:href="http://localhost:8080/business-central"><text:span text:style-name="T10">http://localhost:8080/business-central</text:span></text:a>.</text:p>
        </text:list-item>
        <text:list-item>
          <text:p text:style-name="P46"><text:span text:style-name="T46">Use the default credentials of </text:span><text:span text:style-name="T10">admin</text:span><text:span text:style-name="T46">/</text:span><text:span text:style-name="T10">admin</text:span><text:span text:style-name="T46">.</text:span></text:p>
        </text:list-item>
        <text:list-item>
          <text:p text:style-name="P46"><text:span text:style-name="T46">Choose </text:span><text:span text:style-name="T10">Processes</text:span><text:span text:style-name="T46"> from the menu on the left </text:span><text:span text:style-name="T49">(bottom) </text:span><text:span text:style-name="T46">and select </text:span><text:span text:style-name="T10">Process Overview</text:span><text:span text:style-name="T46">.</text:span></text:p>
        </text:list-item>
        <text:list-item>
          <text:p text:style-name="P47"><text:span text:style-name="T49">Select the </text:span><text:span text:style-name="T12">HomeLoan</text:span><text:span text:style-name="T49"> process, and click </text:span><text:span text:style-name="T12">Start</text:span><text:span text:style-name="T49">.</text:span></text:p>
        </text:list-item>
        <text:list-item>
          <text:p text:style-name="P47"><text:span text:style-name="T49">Click </text:span><text:span text:style-name="T12">OK</text:span><text:span text:style-name="T49"> to confirm that you really want to start a new execution.</text:span></text:p>
        </text:list-item>
      </text:list>
      <text:p text:style-name="P4"/>
      <text:p text:style-name="P2"><text:span text:style-name="T49">Take a look at the server log </text:span><text:span text:style-name="T60">in the JBDS console view</text:span><text:span text:style-name="T49"> (</text:span><text:span text:style-name="T60">or the file </text:span><text:span text:style-name="T49">in the </text:span><text:span text:style-name="T12">homeloan-integration-bpm-demo/target/jboss-soa-p-5/jboss-as/server/log/</text:span><text:span text:style-name="T49"> directory), and see that the process has run its course by checking for </text:span><text:span text:style-name="T12">[STDOUT]</text:span><text:span text:style-name="T49"> comments indicating the path through the nodes and the final approval or rejection.</text:span></text:p>
      <text:h text:style-name="P29" text:outline-level="3"><text:span text:style-name="T24">Running the BPMN demo </text:span><text:span text:style-name="T25">from JBDS</text:span></text:h>
      <text:p text:style-name="P23"><text:span text:style-name="T27">For running the demo from the IDE, an additional project has to be included. This one is based on </text:span><text:span text:style-name="T29">a</text:span><text:span text:style-name="T27"> Maven </text:span><text:span text:style-name="T29">setup; it is assumed Maven itself is already installed</text:span><text:span text:style-name="T27">.</text:span></text:p>
      <text:p text:style-name="P23"><text:span text:style-name="T29">Start off in the </text:span><text:span text:style-name="T14">homeloan-integration-bpm-demo</text:span><text:span text:style-name="T29"> directory. </text:span><text:span text:style-name="T32">If you ran the init.sh script initially, then t</text:span><text:span text:style-name="T28">he BRMS </text:span><text:span text:style-name="T29">libraries</text:span><text:span text:style-name="T28"> </text:span><text:span text:style-name="T32">have been added to your</text:span><text:span text:style-name="T28"> Maven repo. </text:span><text:span text:style-name="T32">Now</text:span><text:span text:style-name="T29"> change</text:span><text:span text:style-name="T27"> to the </text:span><text:span text:style-name="T13">projects/ homeloan-integration-bpm</text:span><text:span text:style-name="T27"> folder:</text:span></text:p>
      <text:p text:style-name="P5"/>
      <text:p text:style-name="P64">$ cd <text:s/>projects/homeloan-integration-bpm</text:p>
      <text:p text:style-name="P20"/>
      <text:p text:style-name="P15"><text:span text:style-name="T51">To prepare for import</text:span><text:span text:style-name="T52">ing the project</text:span><text:span text:style-name="T51"> in Eclipse, run the following too:</text:span></text:p>
      <text:p text:style-name="P20"/>
      <text:p text:style-name="P18"><text:span text:style-name="T50">$ </text:span><text:span text:style-name="T51">mvn eclipse:eclipse</text:span></text:p>
      <text:p text:style-name="P34"/>
      <text:p text:style-name="Text_20_body"><text:soft-page-break/><text:span text:style-name="T53">Now the project can be imported into </text:span><text:span text:style-name="T54">JBoss Developer Studio</text:span><text:span text:style-name="T53"> as the ones in section 2.2:</text:span></text:p>
      <text:list xml:id="list411944640" text:continue-list="list1919805520" text:style-name="L8">
        <text:list-item text:start-value="1">
          <text:p text:style-name="P57"><text:span text:style-name="T21">Select </text:span><text:span text:style-name="T3">Import...</text:span><text:span text:style-name="T21"> from the </text:span><text:span text:style-name="T3">File</text:span><text:span text:style-name="T21"> menu.</text:span></text:p>
        </text:list-item>
        <text:list-item>
          <text:p text:style-name="P58"><text:span text:style-name="T21">Expand the </text:span><text:span text:style-name="T3">General</text:span><text:span text:style-name="T21"> folder, and then select </text:span><text:span text:style-name="T3">Existing Projects into Workspace</text:span><text:span text:style-name="T21"> </text:span><text:span text:style-name="T27">and click </text:span><text:span text:style-name="T13">Next</text:span><text:span text:style-name="T21">.</text:span></text:p>
        </text:list-item>
        <text:list-item>
          <text:p text:style-name="P57"><text:span text:style-name="T27">Again, s</text:span><text:span text:style-name="T21">elect the </text:span><text:span text:style-name="T3">Browse</text:span><text:span text:style-name="T21"> button to </text:span><text:span text:style-name="T3">Select root directory</text:span><text:span text:style-name="T21">, you should be in the </text:span><text:span text:style-name="T3">homeloan-integration-</text:span><text:span text:style-name="T13">bpm-</text:span><text:span text:style-name="T3">demo'</text:span><text:span text:style-name="T14">s projects</text:span><text:span text:style-name="T21"> folder (if not, then navigate there) and then select </text:span><text:span text:style-name="T3">OK</text:span><text:span text:style-name="T21">.</text:span></text:p>
        </text:list-item>
        <text:list-item>
          <text:p text:style-name="P57"><text:span text:style-name="T27">Select only the </text:span><text:span text:style-name="T13">homeloan-integration-bpm</text:span><text:span text:style-name="T27"> project, and click </text:span><text:span text:style-name="T13">Finish</text:span><text:span text:style-name="T27">.</text:span></text:p>
        </text:list-item>
        <text:list-item>
          <text:p text:style-name="P49">The project now appears in the Package Explorer (and similar views).</text:p>
        </text:list-item>
      </text:list>
      <text:p text:style-name="P6"/>
      <text:p text:style-name="P8">There are two ways to run the process in Jboss Developer Studio (both depend on the BRMS server to run and have at least the BPEL project deployed):</text:p>
      <text:h text:style-name="P30" text:outline-level="4">Run the process as a Java application</text:h>
      <text:list xml:id="list606085394" text:style-name="L16">
        <text:list-item>
          <text:p text:style-name="P65"><text:span text:style-name="T30">Open the </text:span><text:span text:style-name="T15">homeloan-integration-bpm</text:span><text:span text:style-name="T30"> project, open the </text:span><text:span text:style-name="T15">src/main/java</text:span><text:span text:style-name="T30"> source folder and finally open the </text:span><text:span text:style-name="T55">org.jbpm.homeloan</text:span><text:span text:style-name="T30"> package.</text:span></text:p>
        </text:list-item>
        <text:list-item>
          <text:p text:style-name="P65"><text:span text:style-name="T30">Right-click on the </text:span><text:span text:style-name="T55">ProcessMain.java</text:span><text:span text:style-name="T30"> class, hover over </text:span><text:span text:style-name="T15">Run As</text:span><text:span text:style-name="T30"> and select </text:span><text:span text:style-name="T15">Java Application</text:span><text:span text:style-name="T30">.</text:span></text:p>
        </text:list-item>
        <text:list-item>
          <text:p text:style-name="P50">The console now displays the logging output of the process as it runs.</text:p>
        </text:list-item>
      </text:list>
      <text:p text:style-name="P7"/>
      <text:p text:style-name="Standard"><text:span text:style-name="T30">The outcome of the process can be manipulated by changing the values in the </text:span><text:span text:style-name="T15">application.xml</text:span><text:span text:style-name="T30"> file in the </text:span><text:span text:style-name="T15">src/test/resources</text:span><text:span text:style-name="T30"> directory.</text:span></text:p>
      <text:h text:style-name="P30" text:outline-level="4">Run the process as a JUnit test</text:h>
      <text:p text:style-name="P22">Several (fixed) scenarios are available as JUnit tests. To run them all sequentially:</text:p>
      <text:list xml:id="list838911760" text:continue-list="list606085394" text:style-name="L16">
        <text:list-item text:start-value="1">
          <text:p text:style-name="P66"><text:span text:style-name="T30">Open the </text:span><text:span text:style-name="T15">homeloan-integration-bpm</text:span><text:span text:style-name="T30"> project, open the </text:span><text:span text:style-name="T15">src/</text:span><text:span text:style-name="T16">test</text:span><text:span text:style-name="T15">/java</text:span><text:span text:style-name="T30"> source folder and finally open the </text:span><text:span text:style-name="T55">org.jbpm.homeloan</text:span><text:span text:style-name="T30"> package.</text:span></text:p>
        </text:list-item>
        <text:list-item>
          <text:p text:style-name="P66"><text:span text:style-name="T30">Right-click on the </text:span><text:span text:style-name="T55">Process</text:span><text:span text:style-name="T56">Test</text:span><text:span text:style-name="T55">.java</text:span><text:span text:style-name="T30"> class, hover over </text:span><text:span text:style-name="T15">Run As</text:span><text:span text:style-name="T30"> and select </text:span><text:span text:style-name="T15">J</text:span><text:span text:style-name="T16">Unit Test</text:span><text:span text:style-name="T30">.</text:span></text:p>
        </text:list-item>
        <text:list-item>
          <text:p text:style-name="P66"><text:span text:style-name="T30">The </text:span><text:span text:style-name="T31">JUnit view starts to run all tests one after another, and the </text:span><text:span text:style-name="T30">console displays the logging output of </text:span><text:span text:style-name="T31">each</text:span><text:span text:style-name="T30"> process as it runs.</text:span></text:p>
        </text:list-item>
        <text:list-item>
          <text:p text:style-name="P51">The JUnit bar is gre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2-12T10:49:12</dc:date>
    <meta:editing-duration>P3DT20H1M5S</meta:editing-duration>
    <meta:editing-cycles>72</meta:editing-cycles>
    <meta:generator>LibreOffice/3.6$MacOSX_x86 LibreOffice_project/5b93205-6e6b3fc-7830f6d-c08ad66-1d9bf4</meta:generator>
    <meta:document-statistic meta:table-count="0" meta:image-count="0" meta:object-count="0" meta:page-count="7" meta:paragraph-count="155" meta:word-count="2494" meta:character-count="16206" meta:non-whitespace-character-count="13941"/>
  </office:meta>
</office:document-meta>
</file>